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02cm" style:rel-column-width="3176*"/>
    </style:style>
    <style:style style:name="Tableau1.B" style:family="table-column">
      <style:table-column-properties style:column-width="3.985cm" style:rel-column-width="2259*"/>
    </style:style>
    <style:style style:name="Tableau1.C" style:family="table-column">
      <style:table-column-properties style:column-width="3.798cm" style:rel-column-width="2153*"/>
    </style:style>
    <style:style style:name="Tableau1.D" style:family="table-column">
      <style:table-column-properties style:column-width="3.616cm" style:rel-column-width="2050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D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5.51cm" style:rel-column-width="3124*"/>
    </style:style>
    <style:style style:name="Tableau3.B" style:family="table-column">
      <style:table-column-properties style:column-width="4.076cm" style:rel-column-width="2311*"/>
    </style:style>
    <style:style style:name="Tableau3.C" style:family="table-column">
      <style:table-column-properties style:column-width="3.798cm" style:rel-column-width="2153*"/>
    </style:style>
    <style:style style:name="Tableau3.D" style:family="table-column">
      <style:table-column-properties style:column-width="3.616cm" style:rel-column-width="2050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D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D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loext:graphic-properties draw:fill-gradient-name="gradient" draw:fill-hatch-name="hatch"/>
      <style:paragraph-properties fo:margin-top="0cm" fo:margin-bottom="0.101cm" style:contextual-spacing="false" fo:text-align="center" style:justify-single-word="false"/>
    </style:style>
    <style:style style:name="P3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  <style:text-properties officeooo:paragraph-rsid="000eacdb"/>
    </style:style>
    <style:style style:name="P4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</style:style>
    <style:style style:name="P5" style:family="paragraph" style:parent-style-name="Heading_20_2">
      <loext:graphic-properties draw:fill-gradient-name="gradient" draw:fill-hatch-name="hatch"/>
      <style:paragraph-properties fo:margin-top="0cm" fo:margin-bottom="0.101cm" style:contextual-spacing="false"/>
      <style:text-properties fo:font-size="10pt" style:font-size-asian="8.75pt" style:font-size-complex="10pt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4.233cm"/>
        </style:tab-stops>
      </style:paragraph-properties>
      <style:text-properties officeooo:rsid="00081a1c" officeooo:paragraph-rsid="000ddb6c"/>
    </style:style>
    <style:style style:name="P7" style:family="paragraph" style:parent-style-name="Standard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2.614cm"/>
        </style:tab-stops>
      </style:paragraph-properties>
      <style:text-properties officeooo:rsid="00081a1c" officeooo:paragraph-rsid="000eacdb"/>
    </style:style>
    <style:style style:name="P8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eacdb"/>
    </style:style>
    <style:style style:name="P9" style:family="paragraph" style:parent-style-name="Standard">
      <loext:graphic-properties draw:fill-gradient-name="gradient" draw:fill-hatch-name="hatch"/>
      <style:paragraph-properties fo:margin-top="0cm" fo:margin-bottom="0.101cm" style:contextual-spacing="false">
        <style:tab-stops>
          <style:tab-stop style:position="3.237cm"/>
        </style:tab-stops>
      </style:paragraph-properties>
      <style:text-properties officeooo:rsid="00081a1c" officeooo:paragraph-rsid="000eacdb"/>
    </style:style>
    <style:style style:name="P10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81a1c"/>
    </style:style>
    <style:style style:name="P11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81a1c" officeooo:paragraph-rsid="000f1fa6"/>
    </style:style>
    <style:style style:name="P12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paragraph-rsid="000b4f39"/>
    </style:style>
    <style:style style:name="P13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officeooo:rsid="0009d598" officeooo:paragraph-rsid="000b4f39"/>
    </style:style>
    <style:style style:name="P14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officeooo:rsid="0009d598" officeooo:paragraph-rsid="0009d598"/>
    </style:style>
    <style:style style:name="P15" style:family="paragraph" style:parent-style-name="Standard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9d598"/>
    </style:style>
    <style:style style:name="P16" style:family="paragraph" style:parent-style-name="Standard">
      <loext:graphic-properties draw:fill-gradient-name="gradient" draw:fill-hatch-name="hatch"/>
      <style:paragraph-properties fo:margin-top="0cm" fo:margin-bottom="0.101cm" style:contextual-spacing="false" fo:text-align="center" style:justify-single-word="false">
        <style:tab-stops>
          <style:tab-stop style:position="2.614cm"/>
        </style:tab-stops>
      </style:paragraph-properties>
      <style:text-properties officeooo:rsid="00133367" officeooo:paragraph-rsid="0019d59a"/>
    </style:style>
    <style:style style:name="P17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paragraph-rsid="000b4f39"/>
    </style:style>
    <style:style style:name="P18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b4f39"/>
    </style:style>
    <style:style style:name="P19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09d598"/>
    </style:style>
    <style:style style:name="P20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183de8"/>
    </style:style>
    <style:style style:name="P21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9d598" officeooo:paragraph-rsid="001886f7"/>
    </style:style>
    <style:style style:name="P22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b4f39" officeooo:paragraph-rsid="000b4f39"/>
    </style:style>
    <style:style style:name="P23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paragraph-rsid="000b4f39" style:font-weight-asian="bold" style:font-weight-complex="bold"/>
    </style:style>
    <style:style style:name="P24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09d598" officeooo:paragraph-rsid="000b4f39" style:font-weight-asian="bold" style:font-weight-complex="bold"/>
    </style:style>
    <style:style style:name="P26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09d598" officeooo:paragraph-rsid="0009d598" style:font-weight-asian="bold" style:font-weight-complex="bold"/>
    </style:style>
    <style:style style:name="P27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 fo:text-align="center" style:justify-single-word="false"/>
      <style:text-properties fo:font-weight="bold" officeooo:rsid="00183de8" officeooo:paragraph-rsid="00183de8" style:font-weight-asian="bold" style:font-weight-complex="bold"/>
    </style:style>
    <style:style style:name="P28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0eacdb" officeooo:paragraph-rsid="000eacdb"/>
    </style:style>
    <style:style style:name="P29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</style:style>
    <style:style style:name="P30" style:family="paragraph" style:parent-style-name="Table_20_Contents">
      <loext:graphic-properties draw:fill-gradient-name="gradient" draw:fill-hatch-name="hatch"/>
      <style:paragraph-properties fo:margin-top="0cm" fo:margin-bottom="0.101cm" style:contextual-spacing="false"/>
      <style:text-properties officeooo:rsid="00183de8" officeooo:paragraph-rsid="00183de8"/>
    </style:style>
    <style:style style:name="T1" style:family="text">
      <style:text-properties officeooo:rsid="000ddb6c"/>
    </style:style>
    <style:style style:name="T2" style:family="text">
      <style:text-properties officeooo:rsid="00133367"/>
    </style:style>
    <style:style style:name="T3" style:family="text">
      <style:text-properties officeooo:rsid="0009d598"/>
    </style:style>
    <style:style style:name="T4" style:family="text">
      <style:text-properties officeooo:rsid="000b4f39"/>
    </style:style>
    <style:style style:name="T5" style:family="text">
      <style:text-properties officeooo:rsid="000c407e"/>
    </style:style>
    <style:style style:name="T6" style:family="text">
      <style:text-properties style:font-name="Liberation Serif" style:font-name-asian="Liberation Serif" style:font-name-complex="Liberation Serif"/>
    </style:style>
    <style:style style:name="T7" style:family="text">
      <style:text-properties style:font-name="Liberation Serif" officeooo:rsid="000ddb6c" style:font-name-asian="Liberation Serif" style:font-name-complex="Liberation Serif"/>
    </style:style>
    <style:style style:name="T8" style:family="text">
      <style:text-properties style:font-name="Liberation Serif" officeooo:rsid="000b4f39" style:font-name-asian="Liberation Serif" style:font-name-complex="Liberation Serif"/>
    </style:style>
    <style:style style:name="T9" style:family="text">
      <style:text-properties style:font-name="Liberation Serif" officeooo:rsid="000c407e" style:font-name-asian="Liberation Serif" style:font-name-complex="Liberation Serif"/>
    </style:style>
    <style:style style:name="T10" style:family="text">
      <style:text-properties style:font-name="Liberation Serif" officeooo:rsid="00138360" style:font-name-asian="Liberation Serif" style:font-name-complex="Liberation Serif"/>
    </style:style>
    <style:style style:name="T11" style:family="text">
      <style:text-properties officeooo:rsid="00183de8"/>
    </style:style>
    <style:style style:name="T12" style:family="text">
      <style:text-properties officeooo:rsid="0019e321"/>
    </style:style>
    <style:style style:name="T13" style:family="text">
      <style:text-properties officeooo:rsid="001d5db4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Ordinateur <text:span text:style-name="T11">a</text:span>u quotidien / <text:span text:style-name="T11">Téléphone mobile</text:span></text:h>
      <text:p text:style-name="P11">Nom :<text:tab/><text:tab/><text:tab/><text:tab/><text:tab/><text:tab/><text:tab/>Date :</text:p>
      <text:p text:style-name="P10">Prénom :</text:p>
      <text:h text:style-name="P4" text:outline-level="2">Matériel, j’ai :</text:h>
      <text:list xml:id="list1549226782" text:style-name="L1">
        <text:list-item>
          <text:p text:style-name="P6">Un téléphone mobile :<text:tab/><text:bookmark-start text:name="__DdeLink__66_2689187055"/><text:bookmark-start text:name="__DdeLink__63_2689187055"/><text:span text:style-name="T7">□</text:span><text:bookmark-end text:name="__DdeLink__66_2689187055"/><text:bookmark-end text:name="__DdeLink__63_2689187055"/><text:span text:style-name="T7"><text:tab/><text:tab/><text:tab/></text:span><text:bookmark-start text:name="__DdeLink__100_2689187055"/><text:span text:style-name="T7">●</text:span><text:bookmark-end text:name="__DdeLink__100_2689187055"/><text:span text:style-name="T7"> </text:span><text:span text:style-name="T6">Une tablette :<text:tab/></text:span><text:span text:style-name="T7">□</text:span></text:p>
        </text:list-item>
        <text:list-item>
          <text:p text:style-name="P6">Un ordinateur :<text:tab/><text:span text:style-name="T7">□<text:tab/><text:tab/><text:tab/></text:span><text:bookmark-start text:name="__DdeLink__84_2689187055"/><text:span text:style-name="T7">●</text:span><text:bookmark-end text:name="__DdeLink__84_2689187055"/><text:span text:style-name="T7"> Autre :<text:tab/>□</text:span></text:p>
        </text:list-item>
      </text:list>
      <text:h text:style-name="P4" text:outline-level="2">Internet :</text:h>
      <text:p text:style-name="P9"><text:span text:style-name="T7">● </text:span>Box à la maison :<text:bookmark-start text:name="__DdeLink__74_2689187055"/><text:tab/><text:bookmark-start text:name="__DdeLink__63_26891870551"/><text:span text:style-name="T7">□</text:span><text:bookmark-end text:name="__DdeLink__74_2689187055"/><text:bookmark-end text:name="__DdeLink__63_26891870551"/><text:span text:style-name="T7"><text:tab/><text:tab/><text:tab/><text:tab/>● </text:span><text:span text:style-name="T6">Je n’ai pas d’accès internet :<text:tab/></text:span><text:bookmark-start text:name="__DdeLink__63_26891870554"/><text:span text:style-name="T7">□</text:span><text:bookmark-end text:name="__DdeLink__63_26891870554"/></text:p>
      <text:p text:style-name="P9"><text:span text:style-name="T7">● </text:span>Connexion Wifi :<text:tab/><text:bookmark-start text:name="__DdeLink__63_26891870552"/><text:span text:style-name="T7">□</text:span><text:bookmark-end text:name="__DdeLink__63_26891870552"/><text:span text:style-name="T7"><text:tab/><text:tab/><text:tab/><text:tab/>● </text:span><text:span text:style-name="T8">Je sais où trouver un accès à </text:span></text:p>
      <text:p text:style-name="P8"><text:bookmark-start text:name="__DdeLink__106_2689187055"/><text:span text:style-name="T7">●</text:span><text:bookmark-end text:name="__DdeLink__106_2689187055"/><text:span text:style-name="T7"> </text:span>Données mobile (3G / 4G) :<text:tab/><text:bookmark-start text:name="__DdeLink__63_26891870553"/><text:span text:style-name="T7">□</text:span><text:bookmark-end text:name="__DdeLink__63_26891870553"/><text:span text:style-name="T7"><text:tab/><text:tab/> <text:s text:c="3"/>internet </text:span><text:span text:style-name="T9">pour mes démarches</text:span><text:span text:style-name="T7"> :<text:tab/></text:span><text:bookmark-start text:name="__DdeLink__63_26891870555"/><text:span text:style-name="T7">□</text:span><text:bookmark-end text:name="__DdeLink__63_26891870555"/></text:p>
      <text:h text:style-name="P3" text:outline-level="2">Forfait téléphonie mobile, j’ai :</text:h>
      <text:p text:style-name="P8"><text:span text:style-name="T7">● </text:span>Un abonnement avec engagement :<text:tab/><text:bookmark-start text:name="__DdeLink__63_268918705511"/><text:span text:style-name="T7">□</text:span><text:bookmark-end text:name="__DdeLink__63_268918705511"/></text:p>
      <text:p text:style-name="P8"><text:span text:style-name="T7">● </text:span>Un abonnement sans engagement :<text:tab/><text:bookmark-start text:name="__DdeLink__63_268918705512"/><text:span text:style-name="T7">□</text:span><text:bookmark-end text:name="__DdeLink__63_268918705512"/></text:p>
      <text:p text:style-name="P8"><text:span text:style-name="T7">● </text:span>J’utilise des cartes rechargeables :<text:tab/><text:tab/><text:bookmark-start text:name="__DdeLink__63_268918705513"/><text:span text:style-name="T7">□</text:span><text:bookmark-end text:name="__DdeLink__63_268918705513"/></text:p>
      <text:h text:style-name="P4" text:outline-level="2">Je connais mon opérateur <text:span text:style-name="T3">de </text:span>téléphoni<text:span text:style-name="T3">e mobile</text:span> :</text:h>
      <text:p text:style-name="P7"><text:span text:style-name="T7">● </text:span>Orange :<text:tab/><text:span text:style-name="T7">□</text:span><text:tab/><text:tab/><text:tab/><text:tab/><text:tab/><text:span text:style-name="T7">● </text:span><text:span text:style-name="T3">Bouygues télécom :</text:span><text:tab/><text:bookmark-start text:name="__DdeLink__63_268918705518"/><text:span text:style-name="T7">□</text:span><text:bookmark-end text:name="__DdeLink__63_268918705518"/></text:p>
      <text:p text:style-name="P7"><text:span text:style-name="T7">● </text:span>SFR :<text:tab/><text:bookmark-start text:name="__DdeLink__63_268918705515"/><text:span text:style-name="T7">□</text:span><text:bookmark-end text:name="__DdeLink__63_268918705515"/><text:tab/><text:tab/><text:tab/><text:tab/><text:tab/><text:span text:style-name="T7">● </text:span>Autre :</text:p>
      <text:p text:style-name="P7"><text:span text:style-name="T7">● </text:span>Free <text:span text:style-name="T1">Mobile</text:span> :<text:tab/><text:bookmark-start text:name="__DdeLink__592_3485731402"/><text:bookmark-start text:name="__DdeLink__63_268918705517"/><text:span text:style-name="T7">□</text:span><text:bookmark-end text:name="__DdeLink__592_3485731402"/><text:bookmark-end text:name="__DdeLink__63_268918705517"/></text:p>
      <text:h text:style-name="Heading_20_2" text:outline-level="2">Je suis inscrit à la médiathèque de Montpellier ?</text:h>
      <text:p text:style-name="P16"><text:span text:style-name="T6">Oui </text:span><text:bookmark-start text:name="__DdeLink__63_26891870551711"/><text:span text:style-name="T7">□</text:span><text:bookmark-end text:name="__DdeLink__63_26891870551711"/><text:span text:style-name="T7"> <text:tab/>/ <text:tab/></text:span><text:span text:style-name="T6">Non </text:span><text:bookmark-start text:name="__DdeLink__606_34857314021"/><text:bookmark-start text:name="__DdeLink__63_26891870551721"/><text:span text:style-name="T7">□</text:span><text:bookmark-end text:name="__DdeLink__606_34857314021"/><text:bookmark-end text:name="__DdeLink__63_26891870551721"/></text:p>
      <text:h text:style-name="P4" text:outline-level="2">Ce que je sais faire :</text:h>
      <text:p text:style-name="P14"><text:bookmark-start text:name="__DdeLink__37_2689187055"/>Je sais très bien : ++ ; je sais un peu +- ; je ne sais <text:s/>pas du tout --<text:bookmark-end text:name="__DdeLink__37_2689187055"/></text:p>
      <text:p text:style-name="P1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6">Je sais :</text:p>
            </table:table-cell>
            <table:table-cell table:style-name="Tableau1.A1" office:value-type="string">
              <text:p text:style-name="P26">++</text:p>
            </table:table-cell>
            <table:table-cell table:style-name="Tableau1.A1" office:value-type="string">
              <text:p text:style-name="P26">+-</text:p>
            </table:table-cell>
            <table:table-cell table:style-name="Tableau1.D1" office:value-type="string">
              <text:p text:style-name="P24">--</text:p>
            </table:table-cell>
          </table:table-row>
        </table:table-header-rows>
        <table:table-row>
          <table:table-cell table:style-name="Tableau1.A2" office:value-type="string">
            <text:p text:style-name="P19">Écrire en français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Lire en français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Utiliser un ordinateur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Utiliser une tablett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Utiliser un téléphone mobil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8">Envoyer <text:span text:style-name="T11">et/ou </text:span>lire des SMS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<text:span text:style-name="T11">Installer</text:span> <text:span text:style-name="T11">d</text:span>es applications sur mon téléphone mobil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0">Utiliser un GPS, <text:span text:style-name="T11">un logiciel pour planifier un trajet (Mappy)</text:span>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22">Faire une recherche sur Internet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ext:soft-page-break/>
        <table:table-row>
          <table:table-cell table:style-name="Tableau1.A2" office:value-type="string">
            <text:p text:style-name="P19"><text:bookmark-start text:name="__DdeLink__20_26891870551"/>U<text:bookmark-end text:name="__DdeLink__20_26891870551"/>tiliser une boîte mail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<text:bookmark-start text:name="__DdeLink__645_1322060444"/><text:span text:style-name="T11">Consulter des sites administratifs </text:span>en ligne (CAF, <text:span text:style-name="T11">I</text:span>mpôts, ...)<text:bookmark-end text:name="__DdeLink__645_1322060444"/>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  <table:table-row>
          <table:table-cell table:style-name="Tableau1.A2" office:value-type="string">
            <text:p text:style-name="P19">Remplir un formulaire</text:p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29"/>
          </table:table-cell>
          <table:table-cell table:style-name="Tableau1.D2" office:value-type="string">
            <text:p text:style-name="P29"/>
          </table:table-cell>
        </table:table-row>
      </table:table>
      <text:h text:style-name="P5" text:outline-level="2"/>
      <text:h text:style-name="P4" text:outline-level="2">Ce que je voudrais <text:span text:style-name="T4">apprendre, ce pourquoi j’ai besoin d’aide</text:span> :</text:h>
      <text:p text:style-name="P13"><text:span text:style-name="T11">Prioritaire</text:span><text:span text:style-name="T4"> pour moi</text:span> : ++ ; <text:span text:style-name="T4">moyennement</text:span> <text:span text:style-name="T4">important </text:span>+- ; p<text:span text:style-name="T4">eu</text:span> <text:span text:style-name="T4">important </text:span>--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27">Souhait :</text:p>
            </table:table-cell>
            <table:table-cell table:style-name="Tableau3.A1" office:value-type="string">
              <text:p text:style-name="P25">++</text:p>
            </table:table-cell>
            <table:table-cell table:style-name="Tableau3.A1" office:value-type="string">
              <text:p text:style-name="P25">+-</text:p>
            </table:table-cell>
            <table:table-cell table:style-name="Tableau3.D1" office:value-type="string">
              <text:p text:style-name="P23">--</text:p>
            </table:table-cell>
          </table:table-row>
        </table:table-header-rows>
        <table:table-row>
          <table:table-cell table:style-name="Tableau3.A2" office:value-type="string">
            <text:p text:style-name="P22">Utiliser un clavier d’ordinateur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2">Saisir des informations dans un tableur (Excel)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2">Taper ou mettre en forme du texte dans un Traitement de texte (Word)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8">Utiliser un ordinateur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8">Utiliser une tablette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9">Utiliser un téléphone mobile</text:p>
          </table:table-cell>
          <table:table-cell table:style-name="Tableau3.A2" office:value-type="string">
            <text:p text:style-name="P29"/>
          </table:table-cell>
          <table:table-cell table:style-name="Tableau3.A2" office:value-type="string">
            <text:p text:style-name="P29"/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28">Envoyer <text:span text:style-name="T11">et/ou </text:span>lire des SMS</text:p>
          </table:table-cell>
          <table:table-cell table:style-name="Tableau3.A2" office:value-type="string">
            <text:p text:style-name="P29"/>
          </table:table-cell>
          <table:table-cell table:style-name="Tableau3.A2" office:value-type="string">
            <text:p text:style-name="P29"/>
          </table:table-cell>
          <table:table-cell table:style-name="Tableau3.D2" office:value-type="string">
            <text:p text:style-name="P29"/>
          </table:table-cell>
        </table:table-row>
        <table:table-row>
          <table:table-cell table:style-name="Tableau3.A2" office:value-type="string">
            <text:p text:style-name="P18">Télécharger les applications sur mon téléphone mobile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8"><text:bookmark-start text:name="__DdeLink__648_13220604441"/><text:bookmark-start text:name="__DdeLink__627_13220604441"/>Utiliser un GPS, <text:span text:style-name="T11">un logiciel pour planifier un trajet (</text:span><text:span text:style-name="T12">Mappy</text:span><text:span text:style-name="T11">)</text:span><text:bookmark-end text:name="__DdeLink__648_13220604441"/><text:bookmark-end text:name="__DdeLink__627_13220604441"/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2">Faire une recherche sur internet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0"><text:bookmark-start text:name="__DdeLink__632_1322060444"/><text:span text:style-name="T5">Créer </text:span><text:bookmark-start text:name="__DdeLink__20_2689187055131"/><text:bookmark-end text:name="__DdeLink__20_2689187055131"/>une boîte mail<text:bookmark-end text:name="__DdeLink__632_1322060444"/>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0"><text:bookmark-start text:name="__DdeLink__20_26891870551311"/><text:span text:style-name="T11">U</text:span><text:bookmark-end text:name="__DdeLink__20_26891870551311"/>tiliser une boîte mail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21"><text:span text:style-name="T11">Consulter des sites administratifs </text:span>en ligne (CAF, <text:span text:style-name="T11">I</text:span>mpôts, ...)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  <table:table-row>
          <table:table-cell table:style-name="Tableau3.A2" office:value-type="string">
            <text:p text:style-name="P18">Remplir un formulaire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7"/>
          </table:table-cell>
          <table:table-cell table:style-name="Tableau3.D2" office:value-type="string">
            <text:p text:style-name="P17"/>
          </table:table-cell>
        </table:table-row>
      </table:table>
      <text:p text:style-name="P12"/>
      <text:h text:style-name="Heading_20_2" text:outline-level="2"><text:span text:style-name="T7">J</text:span><text:span text:style-name="T6">e peux (ou souhaite) apprendre en autonomie à partir de cours en vidéo ?</text:span></text:h>
      <text:p text:style-name="P16"><text:bookmark-start text:name="__DdeLink__669_1322060444"/><text:span text:style-name="T6">Oui </text:span><text:bookmark-start text:name="__DdeLink__63_2689187055171"/><text:span text:style-name="T7">□</text:span><text:bookmark-end text:name="__DdeLink__63_2689187055171"/><text:span text:style-name="T7"> <text:tab/>/ <text:tab/></text:span><text:span text:style-name="T6">Non </text:span><text:bookmark-start text:name="__DdeLink__606_3485731402"/><text:bookmark-start text:name="__DdeLink__63_2689187055172"/><text:span text:style-name="T7">□</text:span><text:bookmark-end text:name="__DdeLink__606_3485731402"/><text:bookmark-end text:name="__DdeLink__63_2689187055172"/><text:span text:style-name="T10"><text:tab/></text:span><text:bookmark-end text:name="__DdeLink__669_1322060444"/><text:span text:style-name="T10"><text:tab/>/ Peut-être plus tard quand j’aurais acquis les bases </text:span><text:span text:style-name="T7">□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00ddb6c"/>
    </style:style>
    <style:style style:name="MT2" style:family="text">
      <style:text-properties officeooo:rsid="00133367"/>
    </style:style>
    <style:style style:name="MT3" style:family="text">
      <style:text-properties officeooo:rsid="001d5d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span text:style-name="MT1">Version 2023 </text:span><text:span text:style-name="MT2">1</text:span><text:span text:style-name="MT3">2</text:span><text:span text:style-name="MT2"> 05</text:span></text:p>
      </style:header>
      <style:footer>
        <text:p text:style-name="MP1"><text:page-number text:select-page="current">2</text:page-number><text:s/>/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8:41:07.593040300</meta:creation-date>
    <dc:date>2023-12-05T12:45:27.611846756</dc:date>
    <meta:editing-duration>PT43M19S</meta:editing-duration>
    <meta:editing-cycles>12</meta:editing-cycles>
    <meta:generator>LibreOffice/7.3.7.2$Linux_X86_64 LibreOffice_project/30$Build-2</meta:generator>
    <meta:document-statistic meta:table-count="2" meta:image-count="0" meta:object-count="0" meta:page-count="2" meta:paragraph-count="62" meta:word-count="384" meta:character-count="2009" meta:non-whitespace-character-count="1650"/>
  </office:meta>
</office:document-meta>
</file>